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272d" officeooo:paragraph-rsid="0008272d"/>
    </style:style>
    <style:style style:name="P2" style:family="paragraph" style:parent-style-name="Standard">
      <style:text-properties fo:font-weight="bold" officeooo:rsid="0008272d" officeooo:paragraph-rsid="0008272d" style:font-weight-asian="bold" style:font-weight-complex="bold"/>
    </style:style>
    <style:style style:name="P3" style:family="paragraph" style:parent-style-name="Standard">
      <style:text-properties officeooo:paragraph-rsid="0008272d"/>
    </style:style>
    <style:style style:name="P4" style:family="paragraph" style:parent-style-name="Standard">
      <style:text-properties officeooo:rsid="0008dfea" officeooo:paragraph-rsid="0008dfea"/>
    </style:style>
    <style:style style:name="P5" style:family="paragraph" style:parent-style-name="Standard">
      <style:text-properties officeooo:rsid="0008dfea" officeooo:paragraph-rsid="0009cbd7"/>
    </style:style>
    <style:style style:name="P6" style:family="paragraph" style:parent-style-name="Standard">
      <style:text-properties officeooo:paragraph-rsid="0009cbd7"/>
    </style:style>
    <style:style style:name="P7" style:family="paragraph" style:parent-style-name="Standard">
      <style:paragraph-properties fo:break-before="column"/>
      <style:text-properties officeooo:rsid="0008dfea" officeooo:paragraph-rsid="0009cbd7"/>
    </style:style>
    <style:style style:name="P8" style:family="paragraph" style:parent-style-name="Text_20_body">
      <style:text-properties officeooo:paragraph-rsid="0009cbd7"/>
    </style:style>
    <style:style style:name="P9" style:family="paragraph" style:parent-style-name="Text_20_body">
      <style:text-properties officeooo:rsid="0009cbd7" officeooo:paragraph-rsid="0009cbd7"/>
    </style:style>
    <style:style style:name="P10" style:family="paragraph" style:parent-style-name="Text_20_body">
      <style:text-properties officeooo:rsid="000b2eda" officeooo:paragraph-rsid="000b2eda"/>
    </style:style>
    <style:style style:name="P11" style:family="paragraph" style:parent-style-name="Text_20_body">
      <style:text-properties officeooo:paragraph-rsid="000b2eda"/>
    </style:style>
    <style:style style:name="P12" style:family="paragraph" style:parent-style-name="Text_20_body">
      <style:text-properties officeooo:rsid="000ba5f3" officeooo:paragraph-rsid="000ba5f3"/>
    </style:style>
    <style:style style:name="P13" style:family="paragraph" style:parent-style-name="Preformatted_20_Text">
      <style:text-properties officeooo:rsid="0008dfea" officeooo:paragraph-rsid="0008dfea"/>
    </style:style>
    <style:style style:name="P14" style:family="paragraph" style:parent-style-name="Preformatted_20_Text">
      <style:text-properties officeooo:rsid="0009cbd7" officeooo:paragraph-rsid="0009cbd7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8272d"/>
    </style:style>
    <style:style style:name="T2" style:family="text">
      <style:text-properties officeooo:rsid="0008dfea"/>
    </style:style>
    <style:style style:name="T3" style:family="text">
      <style:text-properties officeooo:rsid="0009cbd7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0b2e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Yocto for Dragoboard</text:p>
      <text:p text:style-name="P2"><text:tab/><text:tab/><text:tab/><text:tab/>=================</text:p>
      <text:p text:style-name="P2"/>
      <text:p text:style-name="P2"/>
      <text:p text:style-name="P1">Ashwini lomate</text:p>
      <text:p text:style-name="P1"/>
      <text:p text:style-name="P1">About yocto:</text:p>
      <text:p text:style-name="P1">---------------</text:p>
      <text:p text:style-name="P1">The Yocto Project is an open source collaboration project that provides templates,</text:p>
      <text:p text:style-name="P1">tools and methods to help you create custom Linux-based systems for embedded products</text:p>
      <text:p text:style-name="P1">regardless of the hardware architecture. It was founded in 2010 as a collaboration among</text:p>
      <text:p text:style-name="P1">many hardware manufacturers, open-source operating systems vendors, and electronics</text:p>
      <text:p text:style-name="P1">companies to bring some order to the chaos of embedded Linux development.</text:p>
      <text:p text:style-name="P1">Why use the Yocto Project?</text:p>
      <text:p text:style-name="P1">It's a complete embedded Linux development environment</text:p>
      <text:p text:style-name="P1">with tools, metadata, and documentation - everything you need. The free tools are easy to</text:p>
      <text:p text:style-name="P1">get started with, powerful to work with (including emulation environments, debuggers, an</text:p>
      <text:p text:style-name="P1">Application Toolkit Generator, etc.) and they allow projects to be carried forward over time</text:p>
      <text:p text:style-name="P1">without causing you to lose optimizations and investments made during the project’s</text:p>
      <text:p text:style-name="P1">prototype phase. The Yocto Project fosters community adoption of this open source</text:p>
      <text:p text:style-name="P1">technology allowing its users to focus on their specific product features and development.</text:p>
      <text:p text:style-name="P1">Platform Yocto supports:</text:p>
      <text:p text:style-name="P1">1) Raspberry pi</text:p>
      <text:p text:style-name="P1">2) Beaglebone black</text:p>
      <text:p text:style-name="P1">3) Digi Connect Core</text:p>
      <text:p text:style-name="P1">4) Snickerdoodle(Zyng) etc. Yocto will supports for almost all hardwares</text:p>
      <text:p text:style-name="P1">5) Other Supported platforms.</text:p>
      <text:p text:style-name="P1"/>
      <text:p text:style-name="P2">Yocto Build for Dragonboard410c :</text:p>
      <text:p text:style-name="P2"/>
      <text:p text:style-name="P1">Note : Whatever is in yellow color type on terminal</text:p>
      <text:p text:style-name="P1">The following packages are required for Ubuntu or Debian Linux distribution. The</text:p>
      <text:p text:style-name="P1">dependencies for a compatible environment include:</text:p>
      <text:p text:style-name="P1">sudo apt-get install gawk wget git-core diffstat unzip texinfo gcc-multilib</text:p>
      <text:p text:style-name="P1">build-essential chrpath</text:p>
      <text:p text:style-name="P1"/>
      <text:p text:style-name="P1">1. Create directory structure to download source</text:p>
      <text:p text:style-name="P1">mkdir -p ~/dragon/sources</text:p>
      <text:p text:style-name="P1"/>
      <text:p text:style-name="P1">2. cd into directory</text:p>
      <text:p text:style-name="P1">cd ~/dragon/sources</text:p>
      <text:p text:style-name="P1"/>
      <text:p text:style-name="P1">3. Get the required layers</text:p>
      <text:p text:style-name="P1">We will need bare minimum above 3 clones for building Linux for Dragonboard410c</text:p>
      <text:p text:style-name="P1">– poky</text:p>
      <text:p text:style-name="P1">– meta-openembedded</text:p>
      <text:p text:style-name="P1">– meta-Qualcomm</text:p>
      <text:p text:style-name="P1">git clone -b rocko git://git.yoctoproject.org/poky.git</text:p>
      <text:p text:style-name="P1">git clone -b rocko git://git.openembedded.org/meta-openembedded</text:p>
      <text:p text:style-name="P1">git clone -b rocko <text:a xlink:type="simple" xlink:href="https://github.com/ndechesne/meta-qcom.git" text:style-name="Internet_20_link" text:visited-style-name="Visited_20_Internet_20_Link">https://github.com/ndechesne/meta-qcom.git</text:a></text:p>
      <text:p text:style-name="P1"/>
      <text:p text:style-name="P1"/>
      <text:p text:style-name="P1"><text:soft-page-break/>4.Preparing the build configuration</text:p>
      <text:p text:style-name="P1">Following command will create a build environment using the setup script that comes with</text:p>
      <text:p text:style-name="P1">poky, and will create a “dragon-build” directory in “~/dragon/” directory</text:p>
      <text:p text:style-name="P1">cd ~/dragon/</text:p>
      <text:p text:style-name="P1">source sources/poky/oe-init-build-env dragon-build</text:p>
      <text:p text:style-name="P1">Now you will be in “~/dragon/dragon-build” directory</text:p>
      <text:p text:style-name="P1"/>
      <text:p text:style-name="P1">5. Add some configuration lines to Config files</text:p>
      <text:p text:style-name="P1">Add following lines to change the build process for us</text:p>
      <text:p text:style-name="P1">a) Changes in local.conf</text:p>
      <text:p text:style-name="P1">echo 'MACHINE = "dragonboard-410c"' &gt;&gt; conf/local.conf</text:p>
      <text:p text:style-name="P1">echo ‘PREFERRED_VERSION_linux-linaro-qcom = "4.9"’&gt;&gt;conf/local.conf</text:p>
      <text:p text:style-name="P1">echo 'DISTRO_FEATURES_remove = "x11 wayland"' &gt;&gt; conf/local.conf</text:p>
      <text:p text:style-name="P1">echo 'DISTRO_FEATURES_append = " systemd"' &gt;&gt; conf/local.conf</text:p>
      <text:p text:style-name="P1">echo 'VIRTUAL-RUNTIME_init_manager = "systemd"' &gt;&gt; conf/local.conf</text:p>
      <text:p text:style-name="P1"># Default to setting automatically based on cpu count</text:p>
      <text:p text:style-name="P1">echo 'PARALLEL_MAKE ?= " -j ${@oe.utils.cpu_count()}"' &gt;&gt; conf/local.conf</text:p>
      <text:p text:style-name="P1"># option determines how many tasks bitbake should run in parallel</text:p>
      <text:p text:style-name="P1">echo 'BB_NUMBER_THREADS ?= " ${@oe.utils.cpu_count()}"' &gt;&gt; conf/local.conf</text:p>
      <text:p text:style-name="P1">b) Changes the bblayers.conf file to following(this config file is available in</text:p>
      <text:p text:style-name="P1">Dragon-build/conf)</text:p>
      <text:p text:style-name="P1">Note : bblayers.conf is a picking up the required layers from poky, meta-openembedded</text:p>
      <text:p text:style-name="P1">and meta-qualcomm as per you embedded application required</text:p>
      <text:p text:style-name="P1">This file is available in dragon/dragon-build/conf/bblayer.conf</text:p>
      <text:p text:style-name="P1">write the below contains in bblayers.conf if you want additional layers you can add.</text:p>
      <text:p text:style-name="P1"/>
      <text:p text:style-name="P1"># LAYER_CONF_VERSION is increased each time build/conf/bblayers.conf</text:p>
      <text:p text:style-name="P1"># changes incompatibly</text:p>
      <text:p text:style-name="P1">POKY_BBLAYERS_CONF_VERSION = "2"</text:p>
      <text:p text:style-name="P1">BBPATH = "${TOPDIR}"</text:p>
      <text:p text:style-name="P1">BBFILES ?= ""</text:p>
      <text:p text:style-name="P1">BSPDIR := "/home/bathirak/dragon/"</text:p>
      <text:p text:style-name="P1">BBLAYERS ?= " \</text:p>
      <text:p text:style-name="P1">${BSPDIR}/sources/poky/meta \</text:p>
      <text:p text:style-name="P1">${BSPDIR}/sources/poky/meta-poky \</text:p>
      <text:p text:style-name="P1">${BSPDIR}/sources/poky/meta-yocto-bsp \</text:p>
      <text:p text:style-name="P1">${BSPDIR}/sources/meta-openembedded/meta-oe \</text:p>
      <text:p text:style-name="P1">${BSPDIR}/sources/meta-openembedded/meta-multimedia \</text:p>
      <text:p text:style-name="P1">${BSPDIR}/sources/meta-qcom\</text:p>
      <text:p text:style-name="P1">"</text:p>
      <text:p text:style-name="P1">BBLAYERS_NON_REMOVABLE ?= " \</text:p>
      <text:p text:style-name="P1">${BSPDIR}/sources/poky/meta \</text:p>
      <text:p text:style-name="P1">${BSPDIR}/sources/poky/meta-poky \</text:p>
      <text:p text:style-name="P1"/>
      <text:p text:style-name="P1">6. Menuconfig changes for Kernel/Busybox</text:p>
      <text:p text:style-name="P1">for menu config</text:p>
      <text:p text:style-name="P1">bitbake linux-linaro-qcomlt -c menuconfig</text:p>
      <text:p text:style-name="P1">for rootfs</text:p>
      <text:p text:style-name="P1">bitbake -c menuconfig busybox</text:p>
      <text:p text:style-name="P1"/>
      <text:p text:style-name="P1">7. Only if you want to build specific receipe</text:p>
      <text:p text:style-name="P1">bitbake &lt;receipe name&gt;</text:p>
      <text:p text:style-name="P1"><text:soft-page-break/>8. complete os Finally Build Image</text:p>
      <text:p text:style-name="P1">bitbake core-image-base</text:p>
      <text:p text:style-name="P1">you will get images in below path</text:p>
      <text:p text:style-name="P1">/home/bathirak/dragom/dragon-build/tmp/deploy/images/dragonboard-410c</text:p>
      <text:p text:style-name="P1"/>
      <text:p text:style-name="P1">9. Set dragon board into fastboot method :</text:p>
      <text:p text:style-name="P1">$ sudo fastboot flash boot boot-dragonboard-410c.img</text:p>
      <text:p text:style-name="P1">$ sudo fastboot flash rootfs core-image-base-dragonboard-410c.ext4</text:p>
      <text:p text:style-name="P1"/>
      <text:p text:style-name="P1">10.How to add packages in yocto image:</text:p>
      <text:p text:style-name="P1">a)Changes in local.conf </text:p>
      <text:p text:style-name="P3"><text:span text:style-name="T1">Add macro </text:span>IMAGE_INSTALL_append = " <text:span text:style-name="T2">gstreamer <text:s/>vim”</text:span></text:p>
      <text:p text:style-name="P3"/>
      <text:p text:style-name="P4">11)How to add modules in yocto image:</text:p>
      <text:p text:style-name="P4">step 1:</text:p>
      <text:p text:style-name="P4">Frist we need to create module name in /poky/meta-openembedded/meta-oe/recipes-kernel </text:p>
      <text:p text:style-name="P4">mkdir helloworld </text:p>
      <text:p text:style-name="P4">cd helloworld</text:p>
      <text:p text:style-name="P4">create one directory name files </text:p>
      <text:p text:style-name="P4">mkdir files and create one file name vim helloworld.bb</text:p>
      <text:p text:style-name="P4">vim helloworld.bb this contect should be there</text:p>
      <text:p text:style-name="P4"/>
      <text:p text:style-name="P13"><text:span text:style-name="Source_20_Text">SUMMARY = "Example of how to build an external Linux kernel module"</text:span></text:p>
      <text:p text:style-name="Preformatted_20_Text"><text:span text:style-name="Source_20_Text">LICENSE = "GPLv2"</text:span></text:p>
      <text:p text:style-name="Preformatted_20_Text"><text:span text:style-name="Source_20_Text">LIC_FILES_CHKSUM = "file://COPYING;md5=12f884d2ae1ff87c09e5b7ccc2c4ca7e"</text:span></text:p>
      <text:p text:style-name="Preformatted_20_Text"/>
      <text:p text:style-name="Preformatted_20_Text"><text:span text:style-name="Source_20_Text">inherit module</text:span></text:p>
      <text:p text:style-name="Preformatted_20_Text"/>
      <text:p text:style-name="Preformatted_20_Text"><text:span text:style-name="Source_20_Text">PR = "r0"</text:span></text:p>
      <text:p text:style-name="Preformatted_20_Text"><text:span text:style-name="Source_20_Text">PV = "0.1"</text:span></text:p>
      <text:p text:style-name="Preformatted_20_Text"/>
      <text:p text:style-name="Preformatted_20_Text"><text:span text:style-name="Source_20_Text">SRC_URI = "file://Makefile \</text:span></text:p>
      <text:p text:style-name="Preformatted_20_Text"><text:span text:style-name="Source_20_Text"><text:s text:c="11"/>file://hello.c \</text:span></text:p>
      <text:p text:style-name="Preformatted_20_Text"><text:span text:style-name="Source_20_Text"><text:s text:c="11"/>file://COPYING \</text:span></text:p>
      <text:p text:style-name="Preformatted_20_Text"><text:span text:style-name="Source_20_Text"><text:s text:c="10"/>"</text:span></text:p>
      <text:p text:style-name="Preformatted_20_Text"/>
      <text:p text:style-name="Preformatted_20_Text"><text:span text:style-name="Source_20_Text">S = "${WORKDIR}"</text:span></text:p>
      <text:p text:style-name="Preformatted_20_Text"/>
      <text:p text:style-name="Preformatted_20_Text"><text:span text:style-name="Source_20_Text"># The inherit of module.bbclass will automatically name module packages with</text:span></text:p>
      <text:p text:style-name="P15"><text:span text:style-name="Source_20_Text"># "kernel-module-" prefix as required by the oe-core build environment.</text:span></text:p>
      <text:p text:style-name="P4"/>
      <text:p text:style-name="P4">Cd files</text:p>
      <text:p text:style-name="P4">create hello.c Makefile and COPYING file in that directory.</text:p>
      <text:p text:style-name="P4"/>
      <text:p text:style-name="P4">a)change local.conf file</text:p>
      <text:p text:style-name="P4"/>
      <text:p text:style-name="P13"><text:span text:style-name="Source_20_Text"><text:span text:style-name="T4">KERNEL_MODULE_AUTOLOAD += "helloworld"</text:span></text:span></text:p>
      <text:p text:style-name="P5"><text:span text:style-name="Source_20_Text">IMAGE_INSTALL_append </text:span><text:span text:style-name="Source_20_Text"><text:span text:style-name="T3">+</text:span></text:span><text:span text:style-name="Source_20_Text">= " </text:span><text:span text:style-name="Source_20_Text"><text:span text:style-name="T3">helloworld”</text:span></text:span></text:p>
      <text:p text:style-name="P5"><text:span text:style-name="Source_20_Text"/></text:p>
      <text:p text:style-name="P6"><text:span text:style-name="Source_20_Text"><text:span text:style-name="T3">12)How to add patches in yocto image</text:span></text:span></text:p>
      <text:p text:style-name="P8">git add &lt;modified file 1&gt; &lt;modified file 2&gt; .. # Select the files you want to commi<text:span text:style-name="T3">t.</text:span></text:p>
      <text:p text:style-name="P8">git commit -s -m '&lt;your commit's title&gt;' # Create the commit</text:p>
      <text:p text:style-name="Text_20_body">git format-patch -1 # Create the patch</text:p>
      <text:p text:style-name="P9"><text:soft-page-break/>After creating patches add this patches in .bb file</text:p>
      <text:p text:style-name="P14"><text:a xlink:type="simple" xlink:href="smb://patches/0304-usb-fastbootupport.patch" text:style-name="Internet_20_link" text:visited-style-name="Visited_20_Internet_20_Link">file://patches/0304-hello.patch</text:a> \</text:p>
      <text:p text:style-name="P9"/>
      <text:p text:style-name="P9">13)How to add <text:s/>meta-bsp layer in yocto</text:p>
      <text:p text:style-name="P11"><text:span text:style-name="T5">1)git clone </text:span><text:a xlink:type="simple" xlink:href="git://git.yoctoproject.org/linux-yocto-3.4.git" text:style-name="Internet_20_link" text:visited-style-name="Visited_20_Internet_20_Link">git://git.yoctoproject.org/</text:a><text:span text:style-name="T5">meta-new-layer.</text:span></text:p>
      <text:p text:style-name="P11"><text:span text:style-name="T5">2)</text:span>Change <text:span text:style-name="T5">bblayer.conf</text:span></text:p>
      <text:p text:style-name="Preformatted_20_Text">BBLAYERS ?= " \ <text:s text:c="79"/></text:p>
      <text:p text:style-name="Preformatted_20_Text"><text:s/>/usr/local/dev/Yocto/meta \ <text:s text:c="65"/></text:p>
      <text:p text:style-name="Preformatted_20_Text"><text:s/>/usr/local/dev/Yocto/meta-<text:span text:style-name="T5">new-layer</text:span>\ <text:s text:c="59"/></text:p>
      <text:p text:style-name="P15"><text:s/>"</text:p>
      <text:p text:style-name="P10">3)build ur image using source oe-init-script dragon_build</text:p>
      <text:p text:style-name="P10">4)bitbake core-image-base.</text:p>
      <text:p text:style-name="P12">14)Intergrated all this checklist into jenkins.</text:p>
      <text:p text:style-name="P11"/>
      <text:p text:style-name="P5"><text:span text:style-name="Source_20_Text"/></text:p>
      <text:p text:style-name="P7"><text:span text:style-name="Source_20_Text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27:09.533016238</meta:creation-date>
    <dc:date>2018-02-23T17:03:49.320455766</dc:date>
    <meta:editing-duration>PT16M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42" meta:word-count="804" meta:character-count="6320" meta:non-whitespace-character-count="5400"/>
  </office:meta>
</office:document-meta>
</file>